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clara, fluida y bien estructurada del problema, ampliada hasta unas 500 palabras y escrita para preparar al lector para el experimento lógico que vendrá después. Mantiene tu tono didáctico y conceptual, pero con una narrativa más pulida.</text:p>
      <text:p text:style-name="Horizontal_20_Line"/>
      <text:h text:style-name="Heading_20_2" text:outline-level="2"><text:span text:style-name="Strong_20_Emphasis">Definición del problema: el juego del Laberinto</text:span></text:h>
      <text:p text:style-name="Text_20_body">Para ilustrar cómo funciona nuestro modelo lógico, necesitamos un problema que sea lo bastante simple como para no distraernos con detalles innecesarios, pero lo bastante estructurado como para permitirnos observar, paso a paso, cómo trabaja la máquina. Elegiremos un escenario familiar, visual y fácil de formalizar: un pequeño juego de mesa que llamaremos <text:span text:style-name="Strong_20_Emphasis">“Laberinto”</text:span>.</text:p>
      <text:p text:style-name="Text_20_body">El objetivo del juego es directo: encontrar un camino que permita a un personaje desplazarse desde la entrada hasta la salida de un laberinto. Para representar este laberinto utilizaremos un tablero cuadriculado de <text:span text:style-name="Strong_20_Emphasis">8 por 8 casillas</text:span>, idéntico al de un tablero de ajedrez. Esta elección no es casual: la cuadrícula nos ofrece un espacio discreto, ordenado y fácil de describir mediante reglas lógicas. Cada casilla es una unidad indivisible, y cada movimiento es un paso claro dentro del proceso.</text:p>
      <text:p text:style-name="Text_20_body">Para referirnos a las casillas utilizaremos un sistema de coordenadas sencillo: una letra para la columna (de <text:span text:style-name="Strong_20_Emphasis">A</text:span> a <text:span text:style-name="Strong_20_Emphasis">H</text:span>) y un número para la fila (del <text:span text:style-name="Strong_20_Emphasis">1</text:span> al <text:span text:style-name="Strong_20_Emphasis">8</text:span>). Así, cada casilla queda identificada por un nombre único como “A1”, “C5” o “H8”. Este sistema nos permitirá describir posiciones, movimientos y trayectorias sin ambigüedades.</text:p>
      <text:p text:style-name="Text_20_body">Dentro de este tablero definiremos dos casillas especiales. La primera será la <text:span text:style-name="Strong_20_Emphasis">entrada del laberinto</text:span>, situada en la casilla <text:span text:style-name="Strong_20_Emphasis">A1</text:span>. La segunda será la <text:span text:style-name="Strong_20_Emphasis">salida</text:span>, ubicada en la casilla <text:span text:style-name="Strong_20_Emphasis">H8</text:span>. Estas dos posiciones marcan el inicio y el final del problema que queremos resolver: cómo ir desde un punto hasta el otro siguiendo una secuencia válida de movimientos.</text:p>
      <text:p text:style-name="Text_20_body">Sobre el tablero colocaremos una única ficha que representará al personaje que debe atravesar el laberinto. Esta ficha podrá moverse en cualquier dirección —arriba, abajo, izquierda, derecha o en diagonal— siempre que el movimiento la lleve a una casilla contigua. Es decir, cada jugada desplaza la ficha exactamente una casilla de distancia. Cualquier movimiento que cumpla esta condición será considerado una <text:span text:style-name="Strong_20_Emphasis">jugada válida</text:span>.</text:p>
      <text:p text:style-name="Text_20_body">Con estas reglas, el problema queda formulado de manera precisa:<text:line-break/><text:span text:style-name="Strong_20_Emphasis">¿Cuál es el camino que debe recorrer la ficha para ir desde la entrada (A1) hasta la salida (H8)?</text:span></text:p>
      <text:p text:style-name="Text_20_body">Aunque el tablero está vacío y no contiene obstáculos, el problema sigue siendo interesante. Nos permite observar cómo un sistema lógico explora un espacio de posibilidades, cómo evalúa alternativas y cómo construye una solución paso a paso. No buscamos aquí dificultad, sino claridad. Queremos ver el mecanismo interno del proceso de resolución: cómo se generan los estados, cómo se aplican las reglas y cómo se avanza desde el estado inicial hasta el estado final.</text:p>
      <text:p text:style-name="Text_20_body">Este pequeño juego será nuestro laboratorio conceptual. A través de él podremos seguir, con total transparencia, el funcionamiento del modelo lógico que estamos desarrollando. Una vez definido el <text:soft-page-break/>problema, estaremos listos para ver cómo la máquina lo aborda y qué tipo de inteligencia emerge de ese proces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15T17:20:08.095000000</meta:creation-date>
    <dc:date>2026-02-15T17:24:17.546000000</dc:date>
    <meta:editing-duration>PT4M9S</meta:editing-duration>
    <meta:editing-cycles>1</meta:editing-cycles>
    <meta:document-statistic meta:table-count="0" meta:image-count="0" meta:object-count="0" meta:page-count="2" meta:paragraph-count="10" meta:word-count="508" meta:character-count="3211" meta:non-whitespace-character-count="2713"/>
    <meta:generator>LibreOffice/7.3.5.2$Windows_X86_64 LibreOffice_project/184fe81b8c8c30d8b5082578aee2fed2ea847c01</meta:generator>
  </office:meta>
</office:document-meta>
</file>